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Aspect.toSAX( RendererAspectContext context , Layout layout , PortalService service , Cont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Aspect.is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spect.getAspectDescriptions( Object prepared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spect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spect.prepareConfiguration( Parameters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